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8" table:default-cell-style-name="ce3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Giant Scorpion</text:p>
            <text:p>Scorpion</text:p>
          </table:table-cell>
          <table:table-cell table:style-name="ce1" office:value-type="string">
            <text:p>Swamp Slime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</text:p>
            <text:p>Flying Eye</text:p>
          </table:table-cell>
          <table:table-cell table:style-name="ce1" office:value-type="string">
            <text:p>Pain Rat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</text:p>
            <text:p>Rock pile</text:p>
          </table:table-cell>
          <table:table-cell table:style-name="ce1" office:value-type="string">
            <text:p>Ghost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</text:p>
            <text:p>Worm</text:p>
          </table:table-cell>
          <table:table-cell table:style-name="ce1" office:value-type="string">
            <text:p>Trolin</text:p>
            <text:p>Ant Man</text:p>
          </table:table-cell>
          <table:table-cell table:style-name="ce1" office:value-type="string">
            <text:p>Giant Wasp</text:p>
            <text:p>Muncher</text:p>
          </table:table-cell>
          <table:table-cell table:style-name="ce1" office:value-type="string">
            <text:p>Animated Armour</text:p>
            <text:p>Deth Knight</text:p>
          </table:table-cell>
          <table:table-cell table:style-name="ce1" office:value-type="string">
            <text:p>Materializer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</table:table-row>
        <table:table-row table:style-name="ro1">
          <table:table-cell table:style-name="ce2" office:value-type="string">
            <text:p>Index of graphic defini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ndex of attack sound defini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dditional front image graphic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irror and shift front image at distance 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aximum Horizontal Offset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aximum Vertical Off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table:style-name="ce2"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table:style-name="ce2"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2">
          <table:table-cell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3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 (a)</text:p>
            <text:p>3 (b)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2">
          <table:table-cell office:value-type="string">
            <text:p>Suicid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style-name="ce2"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3">
          <table:table-cell table:style-name="ce2"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3">
          <table:table-cell office:value-type="string">
            <text:p>Animation spee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Attack animation spe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F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Wound Le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tors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ound head</text:p>
          </table:table-cell>
          <table:table-cell table:number-columns-repeated="27" office:value-type="float" office:value="15">
            <text:p>15</text:p>
          </table:table-cell>
        </table:table-row>
        <table:table-row table:style-name="ro2">
          <table:table-cell office:value-type="string">
            <text:p>Damage typ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string">
            <text:p>Word02Bits15-14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6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1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0D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3">
          <table:table-cell office:value-type="string">
            <text:p>Word0EBits7-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string">
            <text:p>Word10Bits3-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3">
          <table:table-cell office:value-type="string">
            <text:p>Word12Bits3-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string">
            <text:p>Word12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3">
          <table:table-cell office:value-type="string">
            <text:p>Word14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19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table:style-name="Default" table:number-columns-repeated="28"/>
        </table:table-row>
        <table:table-row table:style-name="ro2">
          <table:table-cell table:style-name="Default"/>
          <table:table-cell table:style-name="ce4" table:formula="of:=&quot;&lt;monster type='&quot;&amp;[.B2]&amp;&quot;' size='&quot;&amp;[.B4]&amp;&quot;' levitate='&quot;&amp;[.B8]&amp;&quot;' non_material='&quot;&amp;[.B9]&amp;&quot;' height='&quot;&amp;[.B10]&amp;&quot;' mirror_front='&quot;&amp;[.B17]&amp;&quot;' mirror_front_dist='&quot;&amp;[.B21]&amp;&quot;' move_dur='&quot;&amp;[.B26]&amp;&quot;' attack_dur='&quot;&amp;[.B27]&amp;&quot;' armor='&quot;&amp;[.B28]&amp;&quot;' poison='&quot;&amp;[.B31]&amp;&quot;' defense='&quot;&amp;[.B32]&amp;&quot;' fire_res='&quot;&amp;[.B39]&amp;&quot;' poison_res='&quot;&amp;[.B40]&amp;&quot;'&gt;&lt;/monster&gt;&quot;" office:value-type="string" office:string-value="&lt;monster type='0' size='2' levitate='0' non_material='0' height='1' mirror_front='1' mirror_front_dist='0' move_dur='8' attack_dur='20' armor='55' poison='240' defense='55' fire_res='7' poison_res='8'&gt;&lt;/monster&gt;">
            <text:p>&lt;monster type='0' size='2' levitate='0' non_material='0' height='1' mirror_front='1' mirror_front_dist='0' move_dur='8' attack_dur='20' armor='55' poison='240' defense='55' fire_res='7' poison_res='8'&gt;&lt;/monster&gt;</text:p>
          </table:table-cell>
          <table:table-cell table:style-name="ce4" table:formula="of:=&quot;&lt;monster type='&quot;&amp;[.C2]&amp;&quot;' size='&quot;&amp;[.C4]&amp;&quot;' levitate='&quot;&amp;[.C8]&amp;&quot;' non_material='&quot;&amp;[.C9]&amp;&quot;' height='&quot;&amp;[.C10]&amp;&quot;' mirror_front='&quot;&amp;[.C17]&amp;&quot;' mirror_front_dist='&quot;&amp;[.C21]&amp;&quot;' move_dur='&quot;&amp;[.C26]&amp;&quot;' attack_dur='&quot;&amp;[.C27]&amp;&quot;' armor='&quot;&amp;[.C28]&amp;&quot;' poison='&quot;&amp;[.C31]&amp;&quot;' defense='&quot;&amp;[.C32]&amp;&quot;' fire_res='&quot;&amp;[.C39]&amp;&quot;' poison_res='&quot;&amp;[.C40]&amp;&quot;'&gt;&lt;/monster&gt;&quot;" office:value-type="string" office:string-value="&lt;monster type='1' size='0' levitate='0' non_material='0' height='1' mirror_front='1' mirror_front_dist='0' move_dur='15' attack_dur='32' armor='20' poison='15' defense='20' fire_res='4' poison_res='14'&gt;&lt;/monster&gt;">
            <text:p>&lt;monster type='1' size='0' levitate='0' non_material='0' height='1' mirror_front='1' mirror_front_dist='0' move_dur='15' attack_dur='32' armor='20' poison='15' defense='20' fire_res='4' poison_res='14'&gt;&lt;/monster&gt;</text:p>
          </table:table-cell>
          <table:table-cell table:style-name="ce4" table:formula="of:=&quot;&lt;monster type='&quot;&amp;[.D2]&amp;&quot;' size='&quot;&amp;[.D4]&amp;&quot;' levitate='&quot;&amp;[.D8]&amp;&quot;' non_material='&quot;&amp;[.D9]&amp;&quot;' height='&quot;&amp;[.D10]&amp;&quot;' mirror_front='&quot;&amp;[.D17]&amp;&quot;' mirror_front_dist='&quot;&amp;[.D21]&amp;&quot;' move_dur='&quot;&amp;[.D26]&amp;&quot;' attack_dur='&quot;&amp;[.D27]&amp;&quot;' armor='&quot;&amp;[.D28]&amp;&quot;' poison='&quot;&amp;[.D31]&amp;&quot;' defense='&quot;&amp;[.D32]&amp;&quot;' fire_res='&quot;&amp;[.D39]&amp;&quot;' poison_res='&quot;&amp;[.D40]&amp;&quot;'&gt;&lt;/monster&gt;&quot;" office:value-type="string" office:string-value="&lt;monster type='2' size='0' levitate='0' non_material='0' height='2' mirror_front='0' mirror_front_dist='3' move_dur='3' attack_dur='5' armor='50' poison='0' defense='110' fire_res='3' poison_res='2'&gt;&lt;/monster&gt;">
            <text:p>&lt;monster type='2' size='0' levitate='0' non_material='0' height='2' mirror_front='0' mirror_front_dist='3' move_dur='3' attack_dur='5' armor='50' poison='0' defense='110' fire_res='3' poison_res='2'&gt;&lt;/monster&gt;</text:p>
          </table:table-cell>
          <table:table-cell table:style-name="ce4" table:formula="of:=&quot;&lt;monster type='&quot;&amp;[.E2]&amp;&quot;' size='&quot;&amp;[.E4]&amp;&quot;' levitate='&quot;&amp;[.E8]&amp;&quot;' non_material='&quot;&amp;[.E9]&amp;&quot;' height='&quot;&amp;[.E10]&amp;&quot;' mirror_front='&quot;&amp;[.E17]&amp;&quot;' mirror_front_dist='&quot;&amp;[.E21]&amp;&quot;' move_dur='&quot;&amp;[.E26]&amp;&quot;' attack_dur='&quot;&amp;[.E27]&amp;&quot;' armor='&quot;&amp;[.E28]&amp;&quot;' poison='&quot;&amp;[.E31]&amp;&quot;' defense='&quot;&amp;[.E32]&amp;&quot;' fire_res='&quot;&amp;[.E39]&amp;&quot;' poison_res='&quot;&amp;[.E40]&amp;&quot;'&gt;&lt;/monster&gt;&quot;" office:value-type="string" office:string-value="&lt;monster type='3' size='0' levitate='1' non_material='0' height='1' mirror_front='1' mirror_front_dist='0' move_dur='10' attack_dur='21' armor='30' poison='0' defense='80' fire_res='3' poison_res='11'&gt;&lt;/monster&gt;">
            <text:p>&lt;monster type='3' size='0' levitate='1' non_material='0' height='1' mirror_front='1' mirror_front_dist='0' move_dur='10' attack_dur='21' armor='30' poison='0' defense='80' fire_res='3' poison_res='11'&gt;&lt;/monster&gt;</text:p>
          </table:table-cell>
          <table:table-cell table:style-name="ce4" table:formula="of:=&quot;&lt;monster type='&quot;&amp;[.F2]&amp;&quot;' size='&quot;&amp;[.F4]&amp;&quot;' levitate='&quot;&amp;[.F8]&amp;&quot;' non_material='&quot;&amp;[.F9]&amp;&quot;' height='&quot;&amp;[.F10]&amp;&quot;' mirror_front='&quot;&amp;[.F17]&amp;&quot;' mirror_front_dist='&quot;&amp;[.F21]&amp;&quot;' move_dur='&quot;&amp;[.F26]&amp;&quot;' attack_dur='&quot;&amp;[.F27]&amp;&quot;' armor='&quot;&amp;[.F28]&amp;&quot;' poison='&quot;&amp;[.F31]&amp;&quot;' defense='&quot;&amp;[.F32]&amp;&quot;' fire_res='&quot;&amp;[.F39]&amp;&quot;' poison_res='&quot;&amp;[.F40]&amp;&quot;'&gt;&lt;/monster&gt;&quot;" office:value-type="string" office:string-value="&lt;monster type='4' size='1' levitate='0' non_material='0' height='2' mirror_front='0' mirror_front_dist='3' move_dur='9' attack_dur='8' armor='45' poison='0' defense='65' fire_res='3' poison_res='10'&gt;&lt;/monster&gt;">
            <text:p>&lt;monster type='4' size='1' levitate='0' non_material='0' height='2' mirror_front='0' mirror_front_dist='3' move_dur='9' attack_dur='8' armor='45' poison='0' defense='65' fire_res='3' poison_res='10'&gt;&lt;/monster&gt;</text:p>
          </table:table-cell>
          <table:table-cell table:style-name="ce4" table:formula="of:=&quot;&lt;monster type='&quot;&amp;[.G2]&amp;&quot;' size='&quot;&amp;[.G4]&amp;&quot;' levitate='&quot;&amp;[.G8]&amp;&quot;' non_material='&quot;&amp;[.G9]&amp;&quot;' height='&quot;&amp;[.G10]&amp;&quot;' mirror_front='&quot;&amp;[.G17]&amp;&quot;' mirror_front_dist='&quot;&amp;[.G21]&amp;&quot;' move_dur='&quot;&amp;[.G26]&amp;&quot;' attack_dur='&quot;&amp;[.G27]&amp;&quot;' armor='&quot;&amp;[.G28]&amp;&quot;' poison='&quot;&amp;[.G31]&amp;&quot;' defense='&quot;&amp;[.G32]&amp;&quot;' fire_res='&quot;&amp;[.G39]&amp;&quot;' poison_res='&quot;&amp;[.G40]&amp;&quot;'&gt;&lt;/monster&gt;&quot;" office:value-type="string" office:string-value="&lt;monster type='5' size='1' levitate='0' non_material='0' height='3' mirror_front='1' mirror_front_dist='3' move_dur='20' attack_dur='18' armor='100' poison='0' defense='30' fire_res='8' poison_res='5'&gt;&lt;/monster&gt;">
            <text:p>&lt;monster type='5' size='1' levitate='0' non_material='0' height='3' mirror_front='1' mirror_front_dist='3' move_dur='20' attack_dur='18' armor='100' poison='0' defense='30' fire_res='8' poison_res='5'&gt;&lt;/monster&gt;</text:p>
          </table:table-cell>
          <table:table-cell table:style-name="ce4" table:formula="of:=&quot;&lt;monster type='&quot;&amp;[.H2]&amp;&quot;' size='&quot;&amp;[.H4]&amp;&quot;' levitate='&quot;&amp;[.H8]&amp;&quot;' non_material='&quot;&amp;[.H9]&amp;&quot;' height='&quot;&amp;[.H10]&amp;&quot;' mirror_front='&quot;&amp;[.H17]&amp;&quot;' mirror_front_dist='&quot;&amp;[.H21]&amp;&quot;' move_dur='&quot;&amp;[.H26]&amp;&quot;' attack_dur='&quot;&amp;[.H27]&amp;&quot;' armor='&quot;&amp;[.H28]&amp;&quot;' poison='&quot;&amp;[.H31]&amp;&quot;' defense='&quot;&amp;[.H32]&amp;&quot;' fire_res='&quot;&amp;[.H39]&amp;&quot;' poison_res='&quot;&amp;[.H40]&amp;&quot;'&gt;&lt;/monster&gt;&quot;" office:value-type="string" office:string-value="&lt;monster type='6' size='0' levitate='0' non_material='0' height='2' mirror_front='0' mirror_front_dist='0' move_dur='120' attack_dur='10' armor='5' poison='0' defense='5' fire_res='6' poison_res='7'&gt;&lt;/monster&gt;">
            <text:p>&lt;monster type='6' size='0' levitate='0' non_material='0' height='2' mirror_front='0' mirror_front_dist='0' move_dur='120' attack_dur='10' armor='5' poison='0' defense='5' fire_res='6' poison_res='7'&gt;&lt;/monster&gt;</text:p>
          </table:table-cell>
          <table:table-cell table:style-name="ce4" table:formula="of:=&quot;&lt;monster type='&quot;&amp;[.I2]&amp;&quot;' size='&quot;&amp;[.I4]&amp;&quot;' levitate='&quot;&amp;[.I8]&amp;&quot;' non_material='&quot;&amp;[.I9]&amp;&quot;' height='&quot;&amp;[.I10]&amp;&quot;' mirror_front='&quot;&amp;[.I17]&amp;&quot;' mirror_front_dist='&quot;&amp;[.I21]&amp;&quot;' move_dur='&quot;&amp;[.I26]&amp;&quot;' attack_dur='&quot;&amp;[.I27]&amp;&quot;' armor='&quot;&amp;[.I28]&amp;&quot;' poison='&quot;&amp;[.I31]&amp;&quot;' defense='&quot;&amp;[.I32]&amp;&quot;' fire_res='&quot;&amp;[.I39]&amp;&quot;' poison_res='&quot;&amp;[.I40]&amp;&quot;'&gt;&lt;/monster&gt;&quot;" office:value-type="string" office:string-value="&lt;monster type='7' size='0' levitate='0' non_material='0' height='2' mirror_front='0' mirror_front_dist='0' move_dur='185' attack_dur='15' armor='170' poison='5' defense='10' fire_res='14' poison_res='6'&gt;&lt;/monster&gt;">
            <text:p>&lt;monster type='7' size='0' levitate='0' non_material='0' height='2' mirror_front='0' mirror_front_dist='0' move_dur='185' attack_dur='15' armor='170' poison='5' defense='10' fire_res='14' poison_res='6'&gt;&lt;/monster&gt;</text:p>
          </table:table-cell>
          <table:table-cell table:style-name="ce4" table:formula="of:=&quot;&lt;monster type='&quot;&amp;[.J2]&amp;&quot;' size='&quot;&amp;[.J4]&amp;&quot;' levitate='&quot;&amp;[.J8]&amp;&quot;' non_material='&quot;&amp;[.J9]&amp;&quot;' height='&quot;&amp;[.J10]&amp;&quot;' mirror_front='&quot;&amp;[.J17]&amp;&quot;' mirror_front_dist='&quot;&amp;[.J21]&amp;&quot;' move_dur='&quot;&amp;[.J26]&amp;&quot;' attack_dur='&quot;&amp;[.J27]&amp;&quot;' armor='&quot;&amp;[.J28]&amp;&quot;' poison='&quot;&amp;[.J31]&amp;&quot;' defense='&quot;&amp;[.J32]&amp;&quot;' fire_res='&quot;&amp;[.J39]&amp;&quot;' poison_res='&quot;&amp;[.J40]&amp;&quot;'&gt;&lt;/monster&gt;&quot;" office:value-type="string" office:string-value="&lt;monster type='8' size='0' levitate='1' non_material='1' height='0' mirror_front='1' mirror_front_dist='0' move_dur='11' attack_dur='16' armor='15' poison='0' defense='80' fire_res='12' poison_res='15'&gt;&lt;/monster&gt;">
            <text:p>&lt;monster type='8' size='0' levitate='1' non_material='1' height='0' mirror_front='1' mirror_front_dist='0' move_dur='11' attack_dur='16' armor='15' poison='0' defense='80' fire_res='12' poison_res='15'&gt;&lt;/monster&gt;</text:p>
          </table:table-cell>
          <table:table-cell table:style-name="ce4" table:formula="of:=&quot;&lt;monster type='&quot;&amp;[.K2]&amp;&quot;' size='&quot;&amp;[.K4]&amp;&quot;' levitate='&quot;&amp;[.K8]&amp;&quot;' non_material='&quot;&amp;[.K9]&amp;&quot;' height='&quot;&amp;[.K10]&amp;&quot;' mirror_front='&quot;&amp;[.K17]&amp;&quot;' mirror_front_dist='&quot;&amp;[.K21]&amp;&quot;' move_dur='&quot;&amp;[.K26]&amp;&quot;' attack_dur='&quot;&amp;[.K27]&amp;&quot;' armor='&quot;&amp;[.K28]&amp;&quot;' poison='&quot;&amp;[.K31]&amp;&quot;' defense='&quot;&amp;[.K32]&amp;&quot;' fire_res='&quot;&amp;[.K39]&amp;&quot;' poison_res='&quot;&amp;[.K40]&amp;&quot;'&gt;&lt;/monster&gt;&quot;" office:value-type="string" office:string-value="&lt;monster type='9' size='2' levitate='0' non_material='0' height='1' mirror_front='0' mirror_front_dist='3' move_dur='21' attack_dur='14' armor='240' poison='0' defense='35' fire_res='15' poison_res='15'&gt;&lt;/monster&gt;">
            <text:p>&lt;monster type='9' size='2' levitate='0' non_material='0' height='1' mirror_front='0' mirror_front_dist='3' move_dur='21' attack_dur='14' armor='240' poison='0' defense='35' fire_res='15' poison_res='15'&gt;&lt;/monster&gt;</text:p>
          </table:table-cell>
          <table:table-cell table:style-name="ce4" table:formula="of:=&quot;&lt;monster type='&quot;&amp;[.L2]&amp;&quot;' size='&quot;&amp;[.L4]&amp;&quot;' levitate='&quot;&amp;[.L8]&amp;&quot;' non_material='&quot;&amp;[.L9]&amp;&quot;' height='&quot;&amp;[.L10]&amp;&quot;' mirror_front='&quot;&amp;[.L17]&amp;&quot;' mirror_front_dist='&quot;&amp;[.L21]&amp;&quot;' move_dur='&quot;&amp;[.L26]&amp;&quot;' attack_dur='&quot;&amp;[.L27]&amp;&quot;' armor='&quot;&amp;[.L28]&amp;&quot;' poison='&quot;&amp;[.L31]&amp;&quot;' defense='&quot;&amp;[.L32]&amp;&quot;' fire_res='&quot;&amp;[.L39]&amp;&quot;' poison_res='&quot;&amp;[.L40]&amp;&quot;'&gt;&lt;/monster&gt;&quot;" office:value-type="string" office:string-value="&lt;monster type='10' size='0' levitate='0' non_material='0' height='1' mirror_front='0' mirror_front_dist='3' move_dur='17' attack_dur='12' armor='25' poison='0' defense='40' fire_res='1' poison_res='15'&gt;&lt;/monster&gt;">
            <text:p>&lt;monster type='10' size='0' levitate='0' non_material='0' height='1' mirror_front='0' mirror_front_dist='3' move_dur='17' attack_dur='12' armor='25' poison='0' defense='40' fire_res='1' poison_res='15'&gt;&lt;/monster&gt;</text:p>
          </table:table-cell>
          <table:table-cell table:style-name="ce4" table:formula="of:=&quot;&lt;monster type='&quot;&amp;[.M2]&amp;&quot;' size='&quot;&amp;[.M4]&amp;&quot;' levitate='&quot;&amp;[.M8]&amp;&quot;' non_material='&quot;&amp;[.M9]&amp;&quot;' height='&quot;&amp;[.M10]&amp;&quot;' mirror_front='&quot;&amp;[.M17]&amp;&quot;' mirror_front_dist='&quot;&amp;[.M21]&amp;&quot;' move_dur='&quot;&amp;[.M26]&amp;&quot;' attack_dur='&quot;&amp;[.M27]&amp;&quot;' armor='&quot;&amp;[.M28]&amp;&quot;' poison='&quot;&amp;[.M31]&amp;&quot;' defense='&quot;&amp;[.M32]&amp;&quot;' fire_res='&quot;&amp;[.M39]&amp;&quot;' poison_res='&quot;&amp;[.M40]&amp;&quot;'&gt;&lt;/monster&gt;&quot;" office:value-type="string" office:string-value="&lt;monster type='11' size='2' levitate='0' non_material='1' height='1' mirror_front='1' mirror_front_dist='0' move_dur='255' attack_dur='8' armor='45' poison='0' defense='60' fire_res='15' poison_res='15'&gt;&lt;/monster&gt;">
            <text:p>&lt;monster type='11' size='2' levitate='0' non_material='1' height='1' mirror_front='1' mirror_front_dist='0' move_dur='255' attack_dur='8' armor='45' poison='0' defense='60' fire_res='15' poison_res='15'&gt;&lt;/monster&gt;</text:p>
          </table:table-cell>
          <table:table-cell table:style-name="ce4" table:formula="of:=&quot;&lt;monster type='&quot;&amp;[.N2]&amp;&quot;' size='&quot;&amp;[.N4]&amp;&quot;' levitate='&quot;&amp;[.N8]&amp;&quot;' non_material='&quot;&amp;[.N9]&amp;&quot;' height='&quot;&amp;[.N10]&amp;&quot;' mirror_front='&quot;&amp;[.N17]&amp;&quot;' mirror_front_dist='&quot;&amp;[.N21]&amp;&quot;' move_dur='&quot;&amp;[.N26]&amp;&quot;' attack_dur='&quot;&amp;[.N27]&amp;&quot;' armor='&quot;&amp;[.N28]&amp;&quot;' poison='&quot;&amp;[.N31]&amp;&quot;' defense='&quot;&amp;[.N32]&amp;&quot;' fire_res='&quot;&amp;[.N39]&amp;&quot;' poison_res='&quot;&amp;[.N40]&amp;&quot;'&gt;&lt;/monster&gt;&quot;" office:value-type="string" office:string-value="&lt;monster type='12' size='0' levitate='0' non_material='0' height='1' mirror_front='0' mirror_front_dist='0' move_dur='7' attack_dur='7' armor='22' poison='0' defense='80' fire_res='6' poison_res='15'&gt;&lt;/monster&gt;">
            <text:p>&lt;monster type='12' size='0' levitate='0' non_material='0' height='1' mirror_front='0' mirror_front_dist='0' move_dur='7' attack_dur='7' armor='22' poison='0' defense='80' fire_res='6' poison_res='15'&gt;&lt;/monster&gt;</text:p>
          </table:table-cell>
          <table:table-cell table:style-name="ce4" table:formula="of:=&quot;&lt;monster type='&quot;&amp;[.O2]&amp;&quot;' size='&quot;&amp;[.O4]&amp;&quot;' levitate='&quot;&amp;[.O8]&amp;&quot;' non_material='&quot;&amp;[.O9]&amp;&quot;' height='&quot;&amp;[.O10]&amp;&quot;' mirror_front='&quot;&amp;[.O17]&amp;&quot;' mirror_front_dist='&quot;&amp;[.O21]&amp;&quot;' move_dur='&quot;&amp;[.O26]&amp;&quot;' attack_dur='&quot;&amp;[.O27]&amp;&quot;' armor='&quot;&amp;[.O28]&amp;&quot;' poison='&quot;&amp;[.O31]&amp;&quot;' defense='&quot;&amp;[.O32]&amp;&quot;' fire_res='&quot;&amp;[.O39]&amp;&quot;' poison_res='&quot;&amp;[.O40]&amp;&quot;'&gt;&lt;/monster&gt;&quot;" office:value-type="string" office:string-value="&lt;monster type='13' size='2' levitate='1' non_material='0' height='1' mirror_front='1' mirror_front_dist='0' move_dur='5' attack_dur='10' armor='42' poison='100' defense='88' fire_res='3' poison_res='6'&gt;&lt;/monster&gt;">
            <text:p>&lt;monster type='13' size='2' levitate='1' non_material='0' height='1' mirror_front='1' mirror_front_dist='0' move_dur='5' attack_dur='10' armor='42' poison='100' defense='88' fire_res='3' poison_res='6'&gt;&lt;/monster&gt;</text:p>
          </table:table-cell>
          <table:table-cell table:style-name="ce4" table:formula="of:=&quot;&lt;monster type='&quot;&amp;[.P2]&amp;&quot;' size='&quot;&amp;[.P4]&amp;&quot;' levitate='&quot;&amp;[.P8]&amp;&quot;' non_material='&quot;&amp;[.P9]&amp;&quot;' height='&quot;&amp;[.P10]&amp;&quot;' mirror_front='&quot;&amp;[.P17]&amp;&quot;' mirror_front_dist='&quot;&amp;[.P21]&amp;&quot;' move_dur='&quot;&amp;[.P26]&amp;&quot;' attack_dur='&quot;&amp;[.P27]&amp;&quot;' armor='&quot;&amp;[.P28]&amp;&quot;' poison='&quot;&amp;[.P31]&amp;&quot;' defense='&quot;&amp;[.P32]&amp;&quot;' fire_res='&quot;&amp;[.P39]&amp;&quot;' poison_res='&quot;&amp;[.P40]&amp;&quot;'&gt;&lt;/monster&gt;&quot;" office:value-type="string" office:string-value="&lt;monster type='14' size='0' levitate='1' non_material='0' height='3' mirror_front='0' mirror_front_dist='0' move_dur='10' attack_dur='20' armor='47' poison='0' defense='90' fire_res='5' poison_res='3'&gt;&lt;/monster&gt;">
            <text:p>&lt;monster type='14' size='0' levitate='1' non_material='0' height='3' mirror_front='0' mirror_front_dist='0' move_dur='10' attack_dur='20' armor='47' poison='0' defense='90' fire_res='5' poison_res='3'&gt;&lt;/monster&gt;</text:p>
          </table:table-cell>
          <table:table-cell table:style-name="ce4" table:formula="of:=&quot;&lt;monster type='&quot;&amp;[.Q2]&amp;&quot;' size='&quot;&amp;[.Q4]&amp;&quot;' levitate='&quot;&amp;[.Q8]&amp;&quot;' non_material='&quot;&amp;[.Q9]&amp;&quot;' height='&quot;&amp;[.Q10]&amp;&quot;' mirror_front='&quot;&amp;[.Q17]&amp;&quot;' mirror_front_dist='&quot;&amp;[.Q21]&amp;&quot;' move_dur='&quot;&amp;[.Q26]&amp;&quot;' attack_dur='&quot;&amp;[.Q27]&amp;&quot;' armor='&quot;&amp;[.Q28]&amp;&quot;' poison='&quot;&amp;[.Q31]&amp;&quot;' defense='&quot;&amp;[.Q32]&amp;&quot;' fire_res='&quot;&amp;[.Q39]&amp;&quot;' poison_res='&quot;&amp;[.Q40]&amp;&quot;'&gt;&lt;/monster&gt;&quot;" office:value-type="string" office:string-value="&lt;monster type='15' size='1' levitate='0' non_material='0' height='3' mirror_front='1' mirror_front_dist='0' move_dur='18' attack_dur='19' armor='72' poison='35' defense='35' fire_res='9' poison_res='11'&gt;&lt;/monster&gt;">
            <text:p>&lt;monster type='15' size='1' levitate='0' non_material='0' height='3' mirror_front='1' mirror_front_dist='0' move_dur='18' attack_dur='19' armor='72' poison='35' defense='35' fire_res='9' poison_res='11'&gt;&lt;/monster&gt;</text:p>
          </table:table-cell>
          <table:table-cell table:style-name="ce4" table:formula="of:=&quot;&lt;monster type='&quot;&amp;[.R2]&amp;&quot;' size='&quot;&amp;[.R4]&amp;&quot;' levitate='&quot;&amp;[.R8]&amp;&quot;' non_material='&quot;&amp;[.R9]&amp;&quot;' height='&quot;&amp;[.R10]&amp;&quot;' mirror_front='&quot;&amp;[.R17]&amp;&quot;' mirror_front_dist='&quot;&amp;[.R21]&amp;&quot;' move_dur='&quot;&amp;[.R26]&amp;&quot;' attack_dur='&quot;&amp;[.R27]&amp;&quot;' armor='&quot;&amp;[.R28]&amp;&quot;' poison='&quot;&amp;[.R31]&amp;&quot;' defense='&quot;&amp;[.R32]&amp;&quot;' fire_res='&quot;&amp;[.R39]&amp;&quot;' poison_res='&quot;&amp;[.R40]&amp;&quot;'&gt;&lt;/monster&gt;&quot;" office:value-type="string" office:string-value="&lt;monster type='16' size='0' levitate='0' non_material='0' height='1' mirror_front='0' mirror_front_dist='0' move_dur='13' attack_dur='8' armor='28' poison='0' defense='41' fire_res='2' poison_res='3'&gt;&lt;/monster&gt;">
            <text:p>&lt;monster type='16' size='0' levitate='0' non_material='0' height='1' mirror_front='0' mirror_front_dist='0' move_dur='13' attack_dur='8' armor='28' poison='0' defense='41' fire_res='2' poison_res='3'&gt;&lt;/monster&gt;</text:p>
          </table:table-cell>
          <table:table-cell table:style-name="ce4" table:formula="of:=&quot;&lt;monster type='&quot;&amp;[.S2]&amp;&quot;' size='&quot;&amp;[.S4]&amp;&quot;' levitate='&quot;&amp;[.S8]&amp;&quot;' non_material='&quot;&amp;[.S9]&amp;&quot;' height='&quot;&amp;[.S10]&amp;&quot;' mirror_front='&quot;&amp;[.S17]&amp;&quot;' mirror_front_dist='&quot;&amp;[.S21]&amp;&quot;' move_dur='&quot;&amp;[.S26]&amp;&quot;' attack_dur='&quot;&amp;[.S27]&amp;&quot;' armor='&quot;&amp;[.S28]&amp;&quot;' poison='&quot;&amp;[.S31]&amp;&quot;' defense='&quot;&amp;[.S32]&amp;&quot;' fire_res='&quot;&amp;[.S39]&amp;&quot;' poison_res='&quot;&amp;[.S40]&amp;&quot;'&gt;&lt;/monster&gt;&quot;" office:value-type="string" office:string-value="&lt;monster type='17' size='0' levitate='1' non_material='0' height='1' mirror_front='1' mirror_front_dist='0' move_dur='1' attack_dur='16' armor='180' poison='20' defense='150' fire_res='0' poison_res='0'&gt;&lt;/monster&gt;">
            <text:p>&lt;monster type='17' size='0' levitate='1' non_material='0' height='1' mirror_front='1' mirror_front_dist='0' move_dur='1' attack_dur='16' armor='180' poison='20' defense='150' fire_res='0' poison_res='0'&gt;&lt;/monster&gt;</text:p>
          </table:table-cell>
          <table:table-cell table:style-name="ce4" table:formula="of:=&quot;&lt;monster type='&quot;&amp;[.T2]&amp;&quot;' size='&quot;&amp;[.T4]&amp;&quot;' levitate='&quot;&amp;[.T8]&amp;&quot;' non_material='&quot;&amp;[.T9]&amp;&quot;' height='&quot;&amp;[.T10]&amp;&quot;' mirror_front='&quot;&amp;[.T17]&amp;&quot;' mirror_front_dist='&quot;&amp;[.T21]&amp;&quot;' move_dur='&quot;&amp;[.T26]&amp;&quot;' attack_dur='&quot;&amp;[.T27]&amp;&quot;' armor='&quot;&amp;[.T28]&amp;&quot;' poison='&quot;&amp;[.T31]&amp;&quot;' defense='&quot;&amp;[.T32]&amp;&quot;' fire_res='&quot;&amp;[.T39]&amp;&quot;' poison_res='&quot;&amp;[.T40]&amp;&quot;'&gt;&lt;/monster&gt;&quot;" office:value-type="string" office:string-value="&lt;monster type='18' size='0' levitate='0' non_material='0' height='1' mirror_front='1' mirror_front_dist='3' move_dur='14' attack_dur='6' armor='140' poison='0' defense='70' fire_res='15' poison_res='15'&gt;&lt;/monster&gt;">
            <text:p>&lt;monster type='18' size='0' levitate='0' non_material='0' height='1' mirror_front='1' mirror_front_dist='3' move_dur='14' attack_dur='6' armor='140' poison='0' defense='70' fire_res='15' poison_res='15'&gt;&lt;/monster&gt;</text:p>
          </table:table-cell>
          <table:table-cell table:style-name="ce4" table:formula="of:=&quot;&lt;monster type='&quot;&amp;[.U2]&amp;&quot;' size='&quot;&amp;[.U4]&amp;&quot;' levitate='&quot;&amp;[.U8]&amp;&quot;' non_material='&quot;&amp;[.U9]&amp;&quot;' height='&quot;&amp;[.U10]&amp;&quot;' mirror_front='&quot;&amp;[.U17]&amp;&quot;' mirror_front_dist='&quot;&amp;[.U21]&amp;&quot;' move_dur='&quot;&amp;[.U26]&amp;&quot;' attack_dur='&quot;&amp;[.U27]&amp;&quot;' armor='&quot;&amp;[.U28]&amp;&quot;' poison='&quot;&amp;[.U31]&amp;&quot;' defense='&quot;&amp;[.U32]&amp;&quot;' fire_res='&quot;&amp;[.U39]&amp;&quot;' poison_res='&quot;&amp;[.U40]&amp;&quot;'&gt;&lt;/monster&gt;&quot;" office:value-type="string" office:string-value="&lt;monster type='19' size='0' levitate='1' non_material='1' height='0' mirror_front='1' mirror_front_dist='0' move_dur='5' attack_dur='18' armor='15' poison='0' defense='65' fire_res='5' poison_res='15'&gt;&lt;/monster&gt;">
            <text:p>&lt;monster type='19' size='0' levitate='1' non_material='1' height='0' mirror_front='1' mirror_front_dist='0' move_dur='5' attack_dur='18' armor='15' poison='0' defense='65' fire_res='5' poison_res='15'&gt;&lt;/monster&gt;</text:p>
          </table:table-cell>
          <table:table-cell table:style-name="ce4" table:formula="of:=&quot;&lt;monster type='&quot;&amp;[.V2]&amp;&quot;' size='&quot;&amp;[.V4]&amp;&quot;' levitate='&quot;&amp;[.V8]&amp;&quot;' non_material='&quot;&amp;[.V9]&amp;&quot;' height='&quot;&amp;[.V10]&amp;&quot;' mirror_front='&quot;&amp;[.V17]&amp;&quot;' mirror_front_dist='&quot;&amp;[.V21]&amp;&quot;' move_dur='&quot;&amp;[.V26]&amp;&quot;' attack_dur='&quot;&amp;[.V27]&amp;&quot;' armor='&quot;&amp;[.V28]&amp;&quot;' poison='&quot;&amp;[.V31]&amp;&quot;' defense='&quot;&amp;[.V32]&amp;&quot;' fire_res='&quot;&amp;[.V39]&amp;&quot;' poison_res='&quot;&amp;[.V40]&amp;&quot;'&gt;&lt;/monster&gt;&quot;" office:value-type="string" office:string-value="&lt;monster type='20' size='2' levitate='0' non_material='1' height='1' mirror_front='1' mirror_front_dist='0' move_dur='25' attack_dur='25' armor='75' poison='0' defense='50' fire_res='10' poison_res='14'&gt;&lt;/monster&gt;">
            <text:p>&lt;monster type='20' size='2' levitate='0' non_material='1' height='1' mirror_front='1' mirror_front_dist='0' move_dur='25' attack_dur='25' armor='75' poison='0' defense='50' fire_res='10' poison_res='14'&gt;&lt;/monster&gt;</text:p>
          </table:table-cell>
          <table:table-cell table:style-name="ce4" table:formula="of:=&quot;&lt;monster type='&quot;&amp;[.W2]&amp;&quot;' size='&quot;&amp;[.W4]&amp;&quot;' levitate='&quot;&amp;[.W8]&amp;&quot;' non_material='&quot;&amp;[.W9]&amp;&quot;' height='&quot;&amp;[.W10]&amp;&quot;' mirror_front='&quot;&amp;[.W17]&amp;&quot;' mirror_front_dist='&quot;&amp;[.W21]&amp;&quot;' move_dur='&quot;&amp;[.W26]&amp;&quot;' attack_dur='&quot;&amp;[.W27]&amp;&quot;' armor='&quot;&amp;[.W28]&amp;&quot;' poison='&quot;&amp;[.W31]&amp;&quot;' defense='&quot;&amp;[.W32]&amp;&quot;' fire_res='&quot;&amp;[.W39]&amp;&quot;' poison_res='&quot;&amp;[.W40]&amp;&quot;'&gt;&lt;/monster&gt;&quot;" office:value-type="string" office:string-value="&lt;monster type='21' size='2' levitate='0' non_material='0' height='1' mirror_front='1' mirror_front_dist='3' move_dur='7' attack_dur='15' armor='33' poison='0' defense='60' fire_res='5' poison_res='8'&gt;&lt;/monster&gt;">
            <text:p>&lt;monster type='21' size='2' levitate='0' non_material='0' height='1' mirror_front='1' mirror_front_dist='3' move_dur='7' attack_dur='15' armor='33' poison='0' defense='60' fire_res='5' poison_res='8'&gt;&lt;/monster&gt;</text:p>
          </table:table-cell>
          <table:table-cell table:style-name="ce4" table:formula="of:=&quot;&lt;monster type='&quot;&amp;[.X2]&amp;&quot;' size='&quot;&amp;[.X4]&amp;&quot;' levitate='&quot;&amp;[.X8]&amp;&quot;' non_material='&quot;&amp;[.X9]&amp;&quot;' height='&quot;&amp;[.X10]&amp;&quot;' mirror_front='&quot;&amp;[.X17]&amp;&quot;' mirror_front_dist='&quot;&amp;[.X21]&amp;&quot;' move_dur='&quot;&amp;[.X26]&amp;&quot;' attack_dur='&quot;&amp;[.X27]&amp;&quot;' armor='&quot;&amp;[.X28]&amp;&quot;' poison='&quot;&amp;[.X31]&amp;&quot;' defense='&quot;&amp;[.X32]&amp;&quot;' fire_res='&quot;&amp;[.X39]&amp;&quot;' poison_res='&quot;&amp;[.X40]&amp;&quot;'&gt;&lt;/monster&gt;&quot;" office:value-type="string" office:string-value="&lt;monster type='22' size='0' levitate='0' non_material='0' height='1' mirror_front='1' mirror_front_dist='3' move_dur='10' attack_dur='14' armor='68' poison='0' defense='75' fire_res='5' poison_res='10'&gt;&lt;/monster&gt;">
            <text:p>&lt;monster type='22' size='0' levitate='0' non_material='0' height='1' mirror_front='1' mirror_front_dist='3' move_dur='10' attack_dur='14' armor='68' poison='0' defense='75' fire_res='5' poison_res='10'&gt;&lt;/monster&gt;</text:p>
          </table:table-cell>
          <table:table-cell table:style-name="ce4" table:formula="of:=&quot;&lt;monster type='&quot;&amp;[.Y2]&amp;&quot;' size='&quot;&amp;[.Y4]&amp;&quot;' levitate='&quot;&amp;[.Y8]&amp;&quot;' non_material='&quot;&amp;[.Y9]&amp;&quot;' height='&quot;&amp;[.Y10]&amp;&quot;' mirror_front='&quot;&amp;[.Y17]&amp;&quot;' mirror_front_dist='&quot;&amp;[.Y21]&amp;&quot;' move_dur='&quot;&amp;[.Y26]&amp;&quot;' attack_dur='&quot;&amp;[.Y27]&amp;&quot;' armor='&quot;&amp;[.Y28]&amp;&quot;' poison='&quot;&amp;[.Y31]&amp;&quot;' defense='&quot;&amp;[.Y32]&amp;&quot;' fire_res='&quot;&amp;[.Y39]&amp;&quot;' poison_res='&quot;&amp;[.Y40]&amp;&quot;'&gt;&lt;/monster&gt;&quot;" office:value-type="string" office:string-value="&lt;monster type='23' size='2' levitate='1' non_material='0' height='1' mirror_front='0' mirror_front_dist='0' move_dur='12' attack_dur='22' armor='255' poison='0' defense='130' fire_res='11' poison_res='15'&gt;&lt;/monster&gt;">
            <text:p>&lt;monster type='23' size='2' levitate='1' non_material='0' height='1' mirror_front='0' mirror_front_dist='0' move_dur='12' attack_dur='22' armor='255' poison='0' defense='130' fire_res='11' poison_res='15'&gt;&lt;/monster&gt;</text:p>
          </table:table-cell>
          <table:table-cell table:style-name="ce4" table:formula="of:=&quot;&lt;monster type='&quot;&amp;[.Z2]&amp;&quot;' size='&quot;&amp;[.Z4]&amp;&quot;' levitate='&quot;&amp;[.Z8]&amp;&quot;' non_material='&quot;&amp;[.Z9]&amp;&quot;' height='&quot;&amp;[.Z10]&amp;&quot;' mirror_front='&quot;&amp;[.Z17]&amp;&quot;' mirror_front_dist='&quot;&amp;[.Z21]&amp;&quot;' move_dur='&quot;&amp;[.Z26]&amp;&quot;' attack_dur='&quot;&amp;[.Z27]&amp;&quot;' armor='&quot;&amp;[.Z28]&amp;&quot;' poison='&quot;&amp;[.Z31]&amp;&quot;' defense='&quot;&amp;[.Z32]&amp;&quot;' fire_res='&quot;&amp;[.Z39]&amp;&quot;' poison_res='&quot;&amp;[.Z40]&amp;&quot;'&gt;&lt;/monster&gt;&quot;" office:value-type="string" office:string-value="&lt;monster type='24' size='2' levitate='0' non_material='0' height='1' mirror_front='1' mirror_front_dist='3' move_dur='13' attack_dur='28' armor='110' poison='0' defense='70' fire_res='12' poison_res='6'&gt;&lt;/monster&gt;">
            <text:p>&lt;monster type='24' size='2' levitate='0' non_material='0' height='1' mirror_front='1' mirror_front_dist='3' move_dur='13' attack_dur='28' armor='110' poison='0' defense='70' fire_res='12' poison_res='6'&gt;&lt;/monster&gt;</text:p>
          </table:table-cell>
          <table:table-cell table:style-name="ce4" table:formula="of:=&quot;&lt;monster type='&quot;&amp;[.AA2]&amp;&quot;' size='&quot;&amp;[.AA4]&amp;&quot;' levitate='&quot;&amp;[.AA8]&amp;&quot;' non_material='&quot;&amp;[.AA9]&amp;&quot;' height='&quot;&amp;[.AA10]&amp;&quot;' mirror_front='&quot;&amp;[.AA17]&amp;&quot;' mirror_front_dist='&quot;&amp;[.AA21]&amp;&quot;' move_dur='&quot;&amp;[.AA26]&amp;&quot;' attack_dur='&quot;&amp;[.AA27]&amp;&quot;' armor='&quot;&amp;[.AA28]&amp;&quot;' poison='&quot;&amp;[.AA31]&amp;&quot;' defense='&quot;&amp;[.AA32]&amp;&quot;' fire_res='&quot;&amp;[.AA39]&amp;&quot;' poison_res='&quot;&amp;[.AA40]&amp;&quot;'&gt;&lt;/monster&gt;&quot;" office:value-type="string" office:string-value="&lt;monster type='25' size='2' levitate='1' non_material='0' height='1' mirror_front='0' mirror_front_dist='0' move_dur='12' attack_dur='22' armor='255' poison='0' defense='130' fire_res='11' poison_res='15'&gt;&lt;/monster&gt;">
            <text:p>&lt;monster type='25' size='2' levitate='1' non_material='0' height='1' mirror_front='0' mirror_front_dist='0' move_dur='12' attack_dur='22' armor='255' poison='0' defense='130' fire_res='11' poison_res='15'&gt;&lt;/monster&gt;</text:p>
          </table:table-cell>
          <table:table-cell table:style-name="ce4" table:formula="of:=&quot;&lt;monster type='&quot;&amp;[.AB2]&amp;&quot;' size='&quot;&amp;[.AB4]&amp;&quot;' levitate='&quot;&amp;[.AB8]&amp;&quot;' non_material='&quot;&amp;[.AB9]&amp;&quot;' height='&quot;&amp;[.AB10]&amp;&quot;' mirror_front='&quot;&amp;[.AB17]&amp;&quot;' mirror_front_dist='&quot;&amp;[.AB21]&amp;&quot;' move_dur='&quot;&amp;[.AB26]&amp;&quot;' attack_dur='&quot;&amp;[.AB27]&amp;&quot;' armor='&quot;&amp;[.AB28]&amp;&quot;' poison='&quot;&amp;[.AB31]&amp;&quot;' defense='&quot;&amp;[.AB32]&amp;&quot;' fire_res='&quot;&amp;[.AB39]&amp;&quot;' poison_res='&quot;&amp;[.AB40]&amp;&quot;'&gt;&lt;/monster&gt;&quot;" office:value-type="string" office:string-value="&lt;monster type='26' size='2' levitate='1' non_material='0' height='1' mirror_front='0' mirror_front_dist='0' move_dur='12' attack_dur='22' armor='255' poison='0' defense='130' fire_res='11' poison_res='15'&gt;&lt;/monster&gt;">
            <text:p>&lt;monster type='26' size='2' levitate='1' non_material='0' height='1' mirror_front='0' mirror_front_dist='0' move_dur='12' attack_dur='22' armor='255' poison='0' defense='130' fire_res='11' poison_res='15'&gt;&lt;/monster&gt;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B60]" office:value-type="string" office:string-value="&lt;monster type='0' size='2' levitate='0' non_material='0' height='1' mirror_front='1' mirror_front_dist='0' move_dur='8' attack_dur='20' armor='55' poison='240' defense='55' fire_res='7' poison_res='8'&gt;&lt;/monster&gt;">
            <text:p>&lt;monster type='0' size='2' levitate='0' non_material='0' height='1' mirror_front='1' mirror_front_dist='0' move_dur='8' attack_dur='20' armor='55' poison='240' defense='55' fire_res='7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C60]" office:value-type="string" office:string-value="&lt;monster type='1' size='0' levitate='0' non_material='0' height='1' mirror_front='1' mirror_front_dist='0' move_dur='15' attack_dur='32' armor='20' poison='15' defense='20' fire_res='4' poison_res='14'&gt;&lt;/monster&gt;">
            <text:p>&lt;monster type='1' size='0' levitate='0' non_material='0' height='1' mirror_front='1' mirror_front_dist='0' move_dur='15' attack_dur='32' armor='20' poison='15' defense='20' fire_res='4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D60]" office:value-type="string" office:string-value="&lt;monster type='2' size='0' levitate='0' non_material='0' height='2' mirror_front='0' mirror_front_dist='3' move_dur='3' attack_dur='5' armor='50' poison='0' defense='110' fire_res='3' poison_res='2'&gt;&lt;/monster&gt;">
            <text:p>&lt;monster type='2' size='0' levitate='0' non_material='0' height='2' mirror_front='0' mirror_front_dist='3' move_dur='3' attack_dur='5' armor='50' poison='0' defense='110' fire_res='3' poison_res='2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E60]" office:value-type="string" office:string-value="&lt;monster type='3' size='0' levitate='1' non_material='0' height='1' mirror_front='1' mirror_front_dist='0' move_dur='10' attack_dur='21' armor='30' poison='0' defense='80' fire_res='3' poison_res='11'&gt;&lt;/monster&gt;">
            <text:p>&lt;monster type='3' size='0' levitate='1' non_material='0' height='1' mirror_front='1' mirror_front_dist='0' move_dur='10' attack_dur='21' armor='30' poison='0' defense='80' fire_res='3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F60]" office:value-type="string" office:string-value="&lt;monster type='4' size='1' levitate='0' non_material='0' height='2' mirror_front='0' mirror_front_dist='3' move_dur='9' attack_dur='8' armor='45' poison='0' defense='65' fire_res='3' poison_res='10'&gt;&lt;/monster&gt;">
            <text:p>&lt;monster type='4' size='1' levitate='0' non_material='0' height='2' mirror_front='0' mirror_front_dist='3' move_dur='9' attack_dur='8' armor='45' poison='0' defense='65' fire_res='3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G60]" office:value-type="string" office:string-value="&lt;monster type='5' size='1' levitate='0' non_material='0' height='3' mirror_front='1' mirror_front_dist='3' move_dur='20' attack_dur='18' armor='100' poison='0' defense='30' fire_res='8' poison_res='5'&gt;&lt;/monster&gt;">
            <text:p>&lt;monster type='5' size='1' levitate='0' non_material='0' height='3' mirror_front='1' mirror_front_dist='3' move_dur='20' attack_dur='18' armor='100' poison='0' defense='30' fire_res='8' poison_res='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H60]" office:value-type="string" office:string-value="&lt;monster type='6' size='0' levitate='0' non_material='0' height='2' mirror_front='0' mirror_front_dist='0' move_dur='120' attack_dur='10' armor='5' poison='0' defense='5' fire_res='6' poison_res='7'&gt;&lt;/monster&gt;">
            <text:p>&lt;monster type='6' size='0' levitate='0' non_material='0' height='2' mirror_front='0' mirror_front_dist='0' move_dur='120' attack_dur='10' armor='5' poison='0' defense='5' fire_res='6' poison_res='7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I60]" office:value-type="string" office:string-value="&lt;monster type='7' size='0' levitate='0' non_material='0' height='2' mirror_front='0' mirror_front_dist='0' move_dur='185' attack_dur='15' armor='170' poison='5' defense='10' fire_res='14' poison_res='6'&gt;&lt;/monster&gt;">
            <text:p>&lt;monster type='7' size='0' levitate='0' non_material='0' height='2' mirror_front='0' mirror_front_dist='0' move_dur='185' attack_dur='15' armor='170' poison='5' defense='10' fire_res='14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J60]" office:value-type="string" office:string-value="&lt;monster type='8' size='0' levitate='1' non_material='1' height='0' mirror_front='1' mirror_front_dist='0' move_dur='11' attack_dur='16' armor='15' poison='0' defense='80' fire_res='12' poison_res='15'&gt;&lt;/monster&gt;">
            <text:p>&lt;monster type='8' size='0' levitate='1' non_material='1' height='0' mirror_front='1' mirror_front_dist='0' move_dur='11' attack_dur='16' armor='15' poison='0' defense='80' fire_res='12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K60]" office:value-type="string" office:string-value="&lt;monster type='9' size='2' levitate='0' non_material='0' height='1' mirror_front='0' mirror_front_dist='3' move_dur='21' attack_dur='14' armor='240' poison='0' defense='35' fire_res='15' poison_res='15'&gt;&lt;/monster&gt;">
            <text:p>&lt;monster type='9' size='2' levitate='0' non_material='0' height='1' mirror_front='0' mirror_front_dist='3' move_dur='21' attack_dur='14' armor='240' poison='0' defense='35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L60]" office:value-type="string" office:string-value="&lt;monster type='10' size='0' levitate='0' non_material='0' height='1' mirror_front='0' mirror_front_dist='3' move_dur='17' attack_dur='12' armor='25' poison='0' defense='40' fire_res='1' poison_res='15'&gt;&lt;/monster&gt;">
            <text:p>&lt;monster type='10' size='0' levitate='0' non_material='0' height='1' mirror_front='0' mirror_front_dist='3' move_dur='17' attack_dur='12' armor='25' poison='0' defense='40' fire_res='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M60]" office:value-type="string" office:string-value="&lt;monster type='11' size='2' levitate='0' non_material='1' height='1' mirror_front='1' mirror_front_dist='0' move_dur='255' attack_dur='8' armor='45' poison='0' defense='60' fire_res='15' poison_res='15'&gt;&lt;/monster&gt;">
            <text:p>&lt;monster type='11' size='2' levitate='0' non_material='1' height='1' mirror_front='1' mirror_front_dist='0' move_dur='255' attack_dur='8' armor='45' poison='0' defense='6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N60]" office:value-type="string" office:string-value="&lt;monster type='12' size='0' levitate='0' non_material='0' height='1' mirror_front='0' mirror_front_dist='0' move_dur='7' attack_dur='7' armor='22' poison='0' defense='80' fire_res='6' poison_res='15'&gt;&lt;/monster&gt;">
            <text:p>&lt;monster type='12' size='0' levitate='0' non_material='0' height='1' mirror_front='0' mirror_front_dist='0' move_dur='7' attack_dur='7' armor='22' poison='0' defense='80' fire_res='6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O60]" office:value-type="string" office:string-value="&lt;monster type='13' size='2' levitate='1' non_material='0' height='1' mirror_front='1' mirror_front_dist='0' move_dur='5' attack_dur='10' armor='42' poison='100' defense='88' fire_res='3' poison_res='6'&gt;&lt;/monster&gt;">
            <text:p>&lt;monster type='13' size='2' levitate='1' non_material='0' height='1' mirror_front='1' mirror_front_dist='0' move_dur='5' attack_dur='10' armor='42' poison='100' defense='88' fire_res='3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P60]" office:value-type="string" office:string-value="&lt;monster type='14' size='0' levitate='1' non_material='0' height='3' mirror_front='0' mirror_front_dist='0' move_dur='10' attack_dur='20' armor='47' poison='0' defense='90' fire_res='5' poison_res='3'&gt;&lt;/monster&gt;">
            <text:p>&lt;monster type='14' size='0' levitate='1' non_material='0' height='3' mirror_front='0' mirror_front_dist='0' move_dur='10' attack_dur='20' armor='47' poison='0' defense='90' fire_res='5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Q60]" office:value-type="string" office:string-value="&lt;monster type='15' size='1' levitate='0' non_material='0' height='3' mirror_front='1' mirror_front_dist='0' move_dur='18' attack_dur='19' armor='72' poison='35' defense='35' fire_res='9' poison_res='11'&gt;&lt;/monster&gt;">
            <text:p>&lt;monster type='15' size='1' levitate='0' non_material='0' height='3' mirror_front='1' mirror_front_dist='0' move_dur='18' attack_dur='19' armor='72' poison='35' defense='35' fire_res='9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R60]" office:value-type="string" office:string-value="&lt;monster type='16' size='0' levitate='0' non_material='0' height='1' mirror_front='0' mirror_front_dist='0' move_dur='13' attack_dur='8' armor='28' poison='0' defense='41' fire_res='2' poison_res='3'&gt;&lt;/monster&gt;">
            <text:p>&lt;monster type='16' size='0' levitate='0' non_material='0' height='1' mirror_front='0' mirror_front_dist='0' move_dur='13' attack_dur='8' armor='28' poison='0' defense='41' fire_res='2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S60]" office:value-type="string" office:string-value="&lt;monster type='17' size='0' levitate='1' non_material='0' height='1' mirror_front='1' mirror_front_dist='0' move_dur='1' attack_dur='16' armor='180' poison='20' defense='150' fire_res='0' poison_res='0'&gt;&lt;/monster&gt;">
            <text:p>&lt;monster type='17' size='0' levitate='1' non_material='0' height='1' mirror_front='1' mirror_front_dist='0' move_dur='1' attack_dur='16' armor='180' poison='20' defense='150' fire_res='0' poison_res='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T60]" office:value-type="string" office:string-value="&lt;monster type='18' size='0' levitate='0' non_material='0' height='1' mirror_front='1' mirror_front_dist='3' move_dur='14' attack_dur='6' armor='140' poison='0' defense='70' fire_res='15' poison_res='15'&gt;&lt;/monster&gt;">
            <text:p>&lt;monster type='18' size='0' levitate='0' non_material='0' height='1' mirror_front='1' mirror_front_dist='3' move_dur='14' attack_dur='6' armor='140' poison='0' defense='7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U60]" office:value-type="string" office:string-value="&lt;monster type='19' size='0' levitate='1' non_material='1' height='0' mirror_front='1' mirror_front_dist='0' move_dur='5' attack_dur='18' armor='15' poison='0' defense='65' fire_res='5' poison_res='15'&gt;&lt;/monster&gt;">
            <text:p>&lt;monster type='19' size='0' levitate='1' non_material='1' height='0' mirror_front='1' mirror_front_dist='0' move_dur='5' attack_dur='18' armor='15' poison='0' defense='65' fire_res='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V60]" office:value-type="string" office:string-value="&lt;monster type='20' size='2' levitate='0' non_material='1' height='1' mirror_front='1' mirror_front_dist='0' move_dur='25' attack_dur='25' armor='75' poison='0' defense='50' fire_res='10' poison_res='14'&gt;&lt;/monster&gt;">
            <text:p>&lt;monster type='20' size='2' levitate='0' non_material='1' height='1' mirror_front='1' mirror_front_dist='0' move_dur='25' attack_dur='25' armor='75' poison='0' defense='50' fire_res='10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W60]" office:value-type="string" office:string-value="&lt;monster type='21' size='2' levitate='0' non_material='0' height='1' mirror_front='1' mirror_front_dist='3' move_dur='7' attack_dur='15' armor='33' poison='0' defense='60' fire_res='5' poison_res='8'&gt;&lt;/monster&gt;">
            <text:p>&lt;monster type='21' size='2' levitate='0' non_material='0' height='1' mirror_front='1' mirror_front_dist='3' move_dur='7' attack_dur='15' armor='33' poison='0' defense='60' fire_res='5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X60]" office:value-type="string" office:string-value="&lt;monster type='22' size='0' levitate='0' non_material='0' height='1' mirror_front='1' mirror_front_dist='3' move_dur='10' attack_dur='14' armor='68' poison='0' defense='75' fire_res='5' poison_res='10'&gt;&lt;/monster&gt;">
            <text:p>&lt;monster type='22' size='0' levitate='0' non_material='0' height='1' mirror_front='1' mirror_front_dist='3' move_dur='10' attack_dur='14' armor='68' poison='0' defense='75' fire_res='5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Y60]" office:value-type="string" office:string-value="&lt;monster type='23' size='2' levitate='1' non_material='0' height='1' mirror_front='0' mirror_front_dist='0' move_dur='12' attack_dur='22' armor='255' poison='0' defense='130' fire_res='11' poison_res='15'&gt;&lt;/monster&gt;">
            <text:p>&lt;monster type='23' size='2' levitate='1' non_material='0' height='1' mirror_front='0' mirror_front_dist='0' move_dur='12' attack_dur='22' armor='255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Z60]" office:value-type="string" office:string-value="&lt;monster type='24' size='2' levitate='0' non_material='0' height='1' mirror_front='1' mirror_front_dist='3' move_dur='13' attack_dur='28' armor='110' poison='0' defense='70' fire_res='12' poison_res='6'&gt;&lt;/monster&gt;">
            <text:p>&lt;monster type='24' size='2' levitate='0' non_material='0' height='1' mirror_front='1' mirror_front_dist='3' move_dur='13' attack_dur='28' armor='110' poison='0' defense='70' fire_res='12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A60]" office:value-type="string" office:string-value="&lt;monster type='25' size='2' levitate='1' non_material='0' height='1' mirror_front='0' mirror_front_dist='0' move_dur='12' attack_dur='22' armor='255' poison='0' defense='130' fire_res='11' poison_res='15'&gt;&lt;/monster&gt;">
            <text:p>&lt;monster type='25' size='2' levitate='1' non_material='0' height='1' mirror_front='0' mirror_front_dist='0' move_dur='12' attack_dur='22' armor='255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B60]" office:value-type="string" office:string-value="&lt;monster type='26' size='2' levitate='1' non_material='0' height='1' mirror_front='0' mirror_front_dist='0' move_dur='12' attack_dur='22' armor='255' poison='0' defense='130' fire_res='11' poison_res='15'&gt;&lt;/monster&gt;">
            <text:p>&lt;monster type='26' size='2' levitate='1' non_material='0' height='1' mirror_front='0' mirror_front_dist='0' move_dur='12' attack_dur='22' armor='255' poison='0' defense='130' fire_res='11' poison_res='15'&gt;&lt;/monster&gt;</text:p>
          </table:table-cell>
          <table:table-cell table:style-name="Default" table:number-columns-repeated="2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30.05.2022</text:date>, <text:time>15:47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30T14:39:50.41</meta:creation-date>
    <dc:date>2022-05-30T15:47:08.35</dc:date>
    <dc:creator>Michael D.</dc:creator>
    <meta:editing-duration>PT1H7M9S</meta:editing-duration>
    <meta:editing-cycles>18</meta:editing-cycles>
    <meta:generator>OpenOffice/4.1.4$Win32 OpenOffice.org_project/414m5$Build-9788</meta:generator>
    <meta:document-statistic meta:table-count="3" meta:cell-count="1678" meta:object-count="0"/>
  </office:meta>
</office:document-meta>
</file>